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Um das in Python umzusetzen, kannst du die Module <text:span text:style-name="Source_20_Text">os</text:span> und <text:span text:style-name="Source_20_Text">subprocess</text:span> verwenden, um Besitzer und Berechtigungen einer Datei zu ändern.</text:p>
      <text:p text:style-name="Text_20_body">Hier ein einfaches Beispiel, das zeigt, wie du</text:p>
      <text:list text:style-name="L1">
        <text:list-item>
          <text:p text:style-name="P2">den Besitzer der Datei auf <text:span text:style-name="Source_20_Text">root</text:span> änderst (bzw. auf einen beliebigen User, z.B. <text:span text:style-name="Source_20_Text">root</text:span> mit uid=0),</text:p>
        </text:list-item>
        <text:list-item>
          <text:p text:style-name="P2">die Dateiberechtigungen auf <text:span text:style-name="Source_20_Text">600</text:span> setzt (nur lesen/schreiben für Besitzer),</text:p>
        </text:list-item>
      </text:list>
      <text:p text:style-name="Horizontal_20_Line"/>
      <text:h text:style-name="Heading_20_3" text:outline-level="3">Beispielcode (Linux/Unix):</text:h>
      <text:p text:style-name="Preformatted_20_Text"><text:span text:style-name="Source_20_Text">import os</text:span></text:p>
      <text:p text:style-name="Preformatted_20_Text"><text:span text:style-name="Source_20_Text">import stat</text:span></text:p>
      <text:p text:style-name="Preformatted_20_Text"><text:span text:style-name="Source_20_Text">import pwd</text:span></text:p>
      <text:p text:style-name="Preformatted_20_Text"><text:span text:style-name="Source_20_Text">import grp</text:span></text:p>
      <text:p text:style-name="Preformatted_20_Text"><text:span text:style-name="Source_20_Text">import subprocess</text:span></text:p>
      <text:p text:style-name="Preformatted_20_Text"/>
      <text:p text:style-name="Preformatted_20_Text"><text:span text:style-name="Source_20_Text">dateipfad = "/pfad/zur/datei.json"</text:span></text:p>
      <text:p text:style-name="Preformatted_20_Text"/>
      <text:p text:style-name="Preformatted_20_Text"><text:span text:style-name="Source_20_Text"># 1. Besitzer auf root setzen</text:span></text:p>
      <text:p text:style-name="Preformatted_20_Text"><text:span text:style-name="Source_20_Text"># Achtung: Dieser Befehl benötigt Root-Rechte!</text:span></text:p>
      <text:p text:style-name="Preformatted_20_Text"><text:span text:style-name="Source_20_Text">try:</text:span></text:p>
      <text:p text:style-name="Preformatted_20_Text"><text:span text:style-name="Source_20_Text"><text:s text:c="4"/>root_uid = 0 <text:s/># User ID für root</text:span></text:p>
      <text:p text:style-name="Preformatted_20_Text"><text:span text:style-name="Source_20_Text"><text:s text:c="4"/>root_gid = 0 <text:s/># Group ID für root</text:span></text:p>
      <text:p text:style-name="Preformatted_20_Text"/>
      <text:p text:style-name="Preformatted_20_Text"><text:span text:style-name="Source_20_Text"><text:s text:c="4"/>os.chown(dateipfad, root_uid, root_gid)</text:span></text:p>
      <text:p text:style-name="Preformatted_20_Text"><text:span text:style-name="Source_20_Text"><text:s text:c="4"/>print(f"Besitzer der Datei {dateipfad} wurde auf root gesetzt.")</text:span></text:p>
      <text:p text:style-name="Preformatted_20_Text"><text:span text:style-name="Source_20_Text">except PermissionError:</text:span></text:p>
      <text:p text:style-name="Preformatted_20_Text"><text:span text:style-name="Source_20_Text"><text:s text:c="4"/>print("Keine Berechtigung, Besitzer zu ändern! Bitte als root ausführen.")</text:span></text:p>
      <text:p text:style-name="Preformatted_20_Text"><text:span text:style-name="Source_20_Text">except FileNotFoundError:</text:span></text:p>
      <text:p text:style-name="Preformatted_20_Text"><text:span text:style-name="Source_20_Text"><text:s text:c="4"/>print("Datei nicht gefunden!")</text:span></text:p>
      <text:p text:style-name="Preformatted_20_Text"/>
      <text:p text:style-name="Preformatted_20_Text"><text:span text:style-name="Source_20_Text"># 2. Berechtigungen auf 600 setzen (rw-------)</text:span></text:p>
      <text:p text:style-name="Preformatted_20_Text"><text:span text:style-name="Source_20_Text">os.chmod(dateipfad, stat.S_IRUSR | stat.S_IWUSR) <text:s/># Lesen &amp; Schreiben für Besitzer</text:span></text:p>
      <text:p text:style-name="Preformatted_20_Text"><text:span text:style-name="Source_20_Text">print(f"Dateiberechtigungen von {dateipfad} wurden auf 600 gesetzt.")</text:span></text:p>
      <text:p text:style-name="Preformatted_20_Text"/>
      <text:p text:style-name="Preformatted_20_Text"><text:span text:style-name="Source_20_Text"># 3. Kontrolle mit 'ls -l' (optional, um es dir anzeigen zu lassen)</text:span></text:p>
      <text:p text:style-name="Preformatted_20_Text"><text:span text:style-name="Source_20_Text">try:</text:span></text:p>
      <text:p text:style-name="Preformatted_20_Text"><text:span text:style-name="Source_20_Text"><text:s text:c="4"/>result = subprocess.run(["ls", "-l", dateipfad], capture_output=True, text=True)</text:span></text:p>
      <text:p text:style-name="Preformatted_20_Text"><text:span text:style-name="Source_20_Text"><text:s text:c="4"/>print("Aktuelle Dateiberechtigungen:")</text:span></text:p>
      <text:p text:style-name="Preformatted_20_Text"><text:span text:style-name="Source_20_Text"><text:s text:c="4"/>print(result.stdout)</text:span></text:p>
      <text:p text:style-name="Preformatted_20_Text"><text:span text:style-name="Source_20_Text">except Exception as e:</text:span></text:p>
      <text:p text:style-name="P1"><text:span text:style-name="Source_20_Text"><text:s text:c="4"/>print(f"Fehler beim Ausführen von ls: {e}")</text:span></text:p>
      <text:p text:style-name="Horizontal_20_Line"/>
      <text:h text:style-name="Heading_20_3" text:outline-level="3">Wichtige Hinweise:</text:h>
      <text:list text:style-name="L2">
        <text:list-item>
          <text:p text:style-name="P3"><text:span text:style-name="Source_20_Text">os.chown</text:span> benötigt die User- und Group-ID, nicht den Namen. Root ist üblicherweise UID 0 und GID 0.</text:p>
        </text:list-item>
        <text:list-item>
          <text:p text:style-name="P3">Für <text:span text:style-name="Source_20_Text">os.chown</text:span> und <text:span text:style-name="Source_20_Text">chmod</text:span> braucht dein Python-Programm <text:span text:style-name="Strong_20_Emphasis">Root-Rechte</text:span> (z.B. per <text:span text:style-name="Source_20_Text">sudo python3 programm.py</text:span>), sonst gibt es <text:span text:style-name="Source_20_Text">PermissionError</text:span>.</text:p>
        </text:list-item>
        <text:list-item>
          <text:p text:style-name="P3"><text:soft-page-break/><text:span text:style-name="Source_20_Text">os.chmod</text:span> kann die Zugriffsrechte genau einstellen, <text:span text:style-name="Source_20_Text">stat.S_IRUSR</text:span> = Besitzer-Lese-Recht, <text:span text:style-name="Source_20_Text">stat.S_IWUSR</text:span> = Besitzer-Schreib-Recht.</text:p>
        </text:list-item>
      </text:list>
      <text:p text:style-name="Horizontal_20_Line"/>
      <text:p text:style-name="Text_20_body">Wenn du den Besitzer auf einen anderen User setzen möchtest, kannst du die UID und GID so ermitteln:</text:p>
      <text:p text:style-name="Preformatted_20_Text"><text:span text:style-name="Source_20_Text">uid = pwd.getpwnam("benutzername").pw_uid</text:span></text:p>
      <text:p text:style-name="Preformatted_20_Text"><text:span text:style-name="Source_20_Text">gid = grp.getgrnam("benutzername").gr_gid</text:span></text:p>
      <text:p text:style-name="P1"><text:span text:style-name="Source_20_Text">os.chown(dateipfad, uid, gid)</text:span></text:p>
      <text:p text:style-name="Horizontal_20_Line"/>
      <text:p text:style-name="Text_20_body">Wenn du möchtest, kann ich dir auch ein Beispiel zeigen, wie du es überprüfst, ob das Programm mit root-Rechten läuft (damit du eine freundliche Fehlermeldung geben kannst).</text:p>
      <text:p text:style-name="Text_20_body">Möchtest du das?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1T17:23:51.359321503</meta:creation-date>
    <dc:date>2025-07-01T17:23:58.162283144</dc:date>
    <meta:editing-duration>PT7S</meta:editing-duration>
    <meta:editing-cycles>1</meta:editing-cycles>
    <meta:document-statistic meta:table-count="0" meta:image-count="0" meta:object-count="0" meta:page-count="2" meta:paragraph-count="42" meta:word-count="294" meta:character-count="2149" meta:non-whitespace-character-count="1860"/>
    <meta:generator>LibreOffice/24.2.7.2$Linux_X86_64 LibreOffice_project/420$Build-2</meta:generator>
  </office:meta>
</office:document-meta>
</file>